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cbb" officeooo:paragraph-rsid="001b5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ffffffffff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5:10:26.080691311</meta:creation-date>
    <meta:generator>LibreOffice/24.2.7.2$Linux_X86_64 LibreOffice_project/420$Build-2</meta:generator>
    <dc:date>2025-02-12T15:10:59.875265468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</office:meta>
</office:document-meta>
</file>